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3/18/2017 <text:s/>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  <text:p text:style-name="P2"/>
      <text:p text:style-name="P2">Sun 3/19/2107 <text:s/><text:span text:style-name="T1">9.25 miles</text:span> </text:p>
      <text:p text:style-name="P2">I ran with Jim Fitch on the Ernst Trail.</text:p>
      <text:p text:style-name="P2">We warmed up with 1.5 miles including a couple of short fast runs.</text:p>
      <text:p text:style-name="P2">The we ran 10 x ½ mile with a ¼ mile jog between each run. <text:s/></text:p>
      <text:p text:style-name="P2">The ½ miles averaged 4:26 with the fasted one in 4:19 and the slowest in 4:34.</text:p>
      <text:p text:style-name="P2">We warmed down with a ½ mile jog.</text:p>
      <text:p text:style-name="P2"/>
      <text:p text:style-name="P2">Mon 3/20/2017 <text:span text:style-name="T1">5 miles</text:span></text:p>
      <text:p text:style-name="P2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2">On the indoor track I walked and ran 2 miles in 10:54 + 10:50 = 21:44. <text:s/>I walked 0.16 miles at the beginning of each ½ mile. <text:s/>My walking pace was about 13:30/mile and my running pace about 9:40/mile.</text:p>
      <text:p text:style-name="P2"/>
      <text:p text:style-name="P2">Tues 3/21/2017 <text:span text:style-name="T1">10.5 miles</text:span></text:p>
      <text:p text:style-name="P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">The first five miles averaged 9:27/mile and the second five averaged 8:45/mile.</text:p>
      <text:p text:style-name="P2">I rested 6 minutes and jogged ½ mile.</text:p>
      <text:p text:style-name="P2"/>
      <text:p text:style-name="P2">Wed 3/22/2017 <text:span text:style-name="T1"><text:s/>4.5 miles </text:span><text:s/></text:p>
      <text:p text:style-name="P2">I jogged ½ mile to the indoor track and rested a few minutes.</text:p>
      <text:p text:style-name="P2">On the track I walked and ran 4 miles averaging about 12 minutes per mile. <text:s/>I walked about 0.17 miles at the beginning of each ½ mile.</text:p>
      <text:p text:style-name="P2"/>
      <text:p text:style-name="P2">Thur 3/23/2017 <text:span text:style-name="T1">5.6 miles </text:span></text:p>
      <text:p text:style-name="P2">I ran with Jim Fitch and Tiffany Hrach on the indoor track.</text:p>
      <text:p text:style-name="P2">We warmed up with 1.5 miles including ¼ mile of drills.</text:p>
      <text:p text:style-name="P2">Then we ran 10 x ¼ mile with a 1/8 mile jog between each run. <text:s/>The jogs took about 1:50.</text:p>
      <text:p text:style-name="P2">The slowest ¼ mile was 2:09 and the fastest was 2:04. The average was 2:07. <text:s/>We warmed down with a ½ mile jo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3T08:55:40.95</dc:date>
    <dc:creator>James Lombardi</dc:creator>
    <meta:editing-duration>PT19H20M55S</meta:editing-duration>
    <meta:editing-cycles>130</meta:editing-cycles>
    <meta:document-statistic meta:table-count="0" meta:image-count="0" meta:object-count="0" meta:page-count="2" meta:paragraph-count="49" meta:word-count="685" meta:character-count="3288"/>
  </office:meta>
</office:document-meta>
</file>